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00000" style:font-name="Arial1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 memória de um computador nada mais é que um circuito "eletrônico" ou um "meio magnético", com capacidade de armazenagem de dados, os quais são imprecindíveis ao processamento: EXEMPLO <text:s/>dados de entrada,programas, sistemas operacionais, arquivos, softwares de aplicação, de suporte, e instruções gerais para um bom funcionamento do computador.</text:span></text:p>
      <text:p text:style-name="P1"><text:span text:style-name="T1"/></text:p>
      <text:p text:style-name="P1"><text:span text:style-name="T1">EXISTEM DOIS TIPOS DE MÉMORIAS, A PRIMÁRIA E A SECUNDÁRIA</text:span></text:p>
      <text:p text:style-name="Standard"/>
      <text:p text:style-name="Standard">A PRIMÁRIA É CONSIDERADA A PRINCIPAL MEMORIA DO COMPUTADOR</text:p>
      <text:p text:style-name="Standard"/>
      <text:p text:style-name="P1"><text:span text:style-name="T1">ELA é diretamente ligada aos componentes da CPU,como por exemplo a memória principal (RAM), a memória de leitura (ROM) e a memória cache.</text:span> </text:p>
      <text:p text:style-name="Standard"/>
      <text:p text:style-name="Standard">É UMA MEMÓRIA DE ACESSO ALEATÓRIO E É VOLÁTIL (GUARDA AS INFORMAÇÕES TEMPORARIAMENTE) E PERDENDO ESSAS INFORMAÇÕES QUANDO É DESLIGADO O COMPUTADOR.</text:p>
      <text:p text:style-name="Standard"/>
      <text:p text:style-name="Standard">NELA ESTÁ ARMAZENADAS INSTRUÇÕES E DADOS COM QUE O PROCESSADOR VAI TRABALHAR, BEM COMO OS RESULTADOS GERADOS DURANTE O PROCESSAMENTO.</text:p>
      <text:p text:style-name="Standard"/>
      <text:p text:style-name="Standard">ELA POSSUI UM ACESSO ESTREMAMENTE RÁPIDO AOS DADOS MAS QUE POSSUI POUCA MEMÓRIA.</text:p>
      <text:p text:style-name="Standard"/>
      <text:p text:style-name="Standard"/>
      <text:p text:style-name="Standard">MEMÓRIA SECUNDÁRIAS</text:p>
      <text:p text:style-name="Standard"/>
      <text:p text:style-name="Standard">MEMÓRIA SECUNDÁRIA OU DISPOSITIVOS DE ARMAZENAMENTO SÃO RESPONSÁVEIS POR GUARDAR E SALVAR OS DADOS DE PROGRAMAS GRANDES, SISTEMAS OPERACIONAIS, APLICATIVOS, DENTRE OUTROS.</text:p>
      <text:p text:style-name="Standard"/>
      <text:p text:style-name="Standard">QUANDO ESSES PROGRAMAS OU DADOS VÃO SER UTILIZADOS, ELES PRECISAM SER CARREGADOS NA MEMÓRIA PRIMARIA PARA QUE POSSAM SER EXECUTADOS PELA CPU.</text:p>
      <text:p text:style-name="Standard"/>
      <text:p text:style-name="Standard">ELAS SÃO MAIS LENTOS COMPARADOS COM A PRIMARIA MAS POSSUEM A CAPACIDADE DE ARMAZENAMETO INFINITAMENTE MAIOR.</text:p>
      <text:p text:style-name="Standard"/>
      <text:p text:style-name="Standard">NÃO SÃO VOLÁTEIS, OU SEJA, OS DADOS NÃO VÃO SE PERDER COM O DESLIGAMENTO DO COMPUTAODOR.</text:p>
      <text:p text:style-name="Standard"/>
      <text:p text:style-name="P1"><text:span text:style-name="T1">Os tipos de memórias secundárias mais utilizados são: HD ESTERNOS, PEN DRIVE, discos rígidos, CDS e DVDS.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M57S</meta:editing-duration>
    <meta:editing-cycles>3</meta:editing-cycles>
    <meta:generator>OpenOffice/4.1.1$Win32 OpenOffice.org_project/411m6$Build-9775</meta:generator>
    <dc:date>2022-08-28T21:58:23.84</dc:date>
    <meta:document-statistic meta:table-count="0" meta:image-count="0" meta:object-count="0" meta:page-count="1" meta:paragraph-count="13" meta:word-count="241" meta:character-count="1589"/>
    <dc:creator>Elton  Tomé</dc:creator>
    <meta:user-defined meta:name="Info 1"/>
    <meta:user-defined meta:name="Info 2"/>
    <meta:user-defined meta:name="Info 3"/>
    <meta:user-defined meta:name="Info 4"/>
  </office:meta>
</office:document-meta>
</file>